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66820863573942795" text:style-name="L1">
        <text:list-item>
          <text:p text:style-name="P1">Adults with ADHD are more likely to procrastinate than adults without ADHD</text:p>
          <text:list>
            <text:list-item>
              <text:p text:style-name="P1">Is it conscious procrastination?</text:p>
            </text:list-item>
            <text:list-item>
              <text:p text:style-name="P1">Why those diagnosed with ADHD procrastinate more.</text:p>
              <text:list>
                <text:list-item>
                  <text:p text:style-name="P1">How ADHD brains work differently.</text:p>
                </text:list-item>
              </text:list>
            </text:list-item>
            <text:list-item>
              <text:p text:style-name="P1">Those with ADHD tend to live “in the moment”</text:p>
              <text:list>
                <text:list-item>
                  <text:p text:style-name="P1">Don't think about future.</text:p>
                </text:list-item>
              </text:list>
            </text:list-item>
            <text:list-item>
              <text:p text:style-name="P1">Unwillingness to do task vs forgetting to do task</text:p>
              <text:list>
                <text:list-item>
                  <text:p text:style-name="P1">Disorganization</text:p>
                </text:list-item>
                <text:list-item>
                  <text:p text:style-name="P1">Need for constant reminder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Timothy Cay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1T21:13:57.80</meta:creation-date>
    <dc:date>2018-02-12T21:34:16.77</dc:date>
    <dc:creator>Timothy Cayer</dc:creator>
    <meta:editing-duration>PT4M59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66" meta:character-count="370"/>
  </office:meta>
</office:document-meta>
</file>